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Heading_20_2">
      <style:text-properties style:text-underline-style="none" fo:font-weight="normal" style:font-weight-asian="normal" style:font-weight-complex="normal"/>
    </style:style>
    <style:style style:name="P3" style:family="paragraph" style:parent-style-name="Text_20_body">
      <style:paragraph-properties fo:margin-top="0in" fo:margin-bottom="0.1965in"/>
    </style:style>
    <style:style style:name="P4" style:family="paragraph" style:parent-style-name="Preformatted_20_Text">
      <style:paragraph-properties fo:margin-top="0in" fo:margin-bottom="0.1965in"/>
    </style:style>
    <style:style style:name="P5" style:family="paragraph" style:parent-style-name="Heading_20_2">
      <style:paragraph-properties fo:margin-top="0in" fo:margin-bottom="0.1965in"/>
    </style:style>
    <style:style style:name="P6" style:family="paragraph" style:parent-style-name="Heading_20_2">
      <style:paragraph-properties fo:margin-top="0in" fo:margin-bottom="0.1965in"/>
      <style:text-properties fo:font-weight="normal" style:font-weight-asian="normal" style:font-weight-complex="normal"/>
    </style:style>
    <style:style style:name="P7" style:family="paragraph" style:parent-style-name="Preformatted_20_Text">
      <style:text-properties style:text-underline-style="none" fo:font-weight="normal" style:font-weight-asian="normal" style:font-weight-complex="normal"/>
    </style:style>
    <style:style style:name="P8" style:family="paragraph" style:parent-style-name="Standard">
      <style:paragraph-properties fo:margin-top="0in" fo:margin-bottom="0.1965in"/>
    </style:style>
    <style:style style:name="P9" style:family="paragraph" style:parent-style-name="Standard">
      <style:paragraph-properties fo:margin-top="0in" fo:margin-bottom="0.1965in"/>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Text_20_body" style:list-style-name="L1">
      <style:text-properties style:text-underline-style="none" fo:font-weight="normal" style:font-weight-asian="normal" style:font-weight-complex="normal"/>
    </style:style>
    <style:style style:name="P11" style:family="paragraph" style:parent-style-name="Text_20_body" style:list-style-name="L2">
      <style:text-properties style:text-underline-style="none" fo:font-weight="normal" style:font-weight-asian="normal" style:font-weight-complex="normal"/>
    </style:style>
    <style:style style:name="P12" style:family="paragraph" style:parent-style-name="Text_20_body" style:list-style-name="L3">
      <style:text-properties style:text-underline-style="none" fo:font-weight="normal" style:font-weight-asian="normal" style:font-weight-complex="normal"/>
    </style:style>
    <style:style style:name="P13" style:family="paragraph" style:parent-style-name="Preformatted_20_Text" style:list-style-name="L4"/>
    <style:style style:name="P14" style:family="paragraph" style:parent-style-name="Preformatted_20_Text" style:list-style-name="L4">
      <style:text-properties style:text-underline-style="none" fo:font-weight="normal" style:font-weight-asian="normal" style:font-weight-complex="normal"/>
    </style:style>
    <style:style style:name="P15" style:family="paragraph" style:parent-style-name="Preformatted_20_Text">
      <style:paragraph-properties fo:margin-top="0in" fo:margin-bottom="0.1965in"/>
    </style:style>
    <style:style style:name="P16" style:family="paragraph" style:parent-style-name="Preformatted_20_Text" style:list-style-name="L5">
      <style:paragraph-properties fo:margin-top="0in" fo:margin-bottom="0.1965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section text:style-name="Sect1" text:name="post">
          <text:section text:style-name="Sect1" text:name="post-10397">
            <text:h text:style-name="P2" text:outline-level="2">Return maximum occurring character in the input string</text:h>
            <text:section text:style-name="Sect1" text:name="post-content">
              <text:p text:style-name="Text_20_body">Write an efficient C function to return maximum occurring character in the input string e.g., if input string is “test string” then function should return ‘t’.</text:p>
            </text:section>
            <text:p text:style-name="P1">Steps :</text:p>
            <text:list xml:id="list17788560521" text:style-name="L1">
              <text:list-item>
                <text:p text:style-name="P10">Take an int array of size 256 for count.</text:p>
              </text:list-item>
              <text:list-item>
                <text:p text:style-name="P10">Loop through the string and increment count for the corresponding character.</text:p>
              </text:list-item>
              <text:list-item>
                <text:p text:style-name="P10">Maintain the max. occuring character while loop through the string by comparing the count with max. count.</text:p>
              </text:list-item>
              <text:list-item>
                <text:p text:style-name="P10">Print the max. occuring character.</text:p>
              </text:list-item>
            </text:list>
            <text:p text:style-name="P1"/>
            <text:p text:style-name="P1">TC : O(n)</text:p>
            <text:p text:style-name="P1">SC : O(1) <text:s/>// 256 fixed size array irrespective of string length</text:p>
            <text:p text:style-name="P1"/>
            <text:h text:style-name="P2" text:outline-level="2">Remove all duplicates from the input string.</text:h>
            <text:p text:style-name="P1"/>
            <text:p text:style-name="P1">Steps :</text:p>
            <text:list xml:id="list159786602" text:style-name="L2">
              <text:list-item>
                <text:p text:style-name="P11">Take an boolean array of size 256 and set all the elements to false.</text:p>
              </text:list-item>
              <text:list-item>
                <text:p text:style-name="P11">Loop through the string and make the corresponding value at index true.</text:p>
              </text:list-item>
              <text:list-item>
                <text:p text:style-name="P11">Loop through the string again. Check the value at index. If it is true then print the character and make the value to false so that we cant print it again.</text:p>
              </text:list-item>
              <text:list-item>
                <text:p text:style-name="P11">This way we can print each character only once and maintain the order also.</text:p>
                <text:p text:style-name="P11"/>
              </text:list-item>
            </text:list>
            <text:p text:style-name="P1">TC : O(n)</text:p>
            <text:p text:style-name="P1">SC : O(1) <text:tab/>// 256 is the constant size which is independent of string length</text:p>
            <text:p text:style-name="P1"/>
            <text:h text:style-name="P2" text:outline-level="2">Print all the duplicates in the input string.</text:h>
            <text:section text:style-name="Sect1" text:name="Section1">
              <text:p text:style-name="Text_20_body"><text:bookmark text:name="post-content"/><text:span text:style-name="Strong_20_Emphasis">Write an efficient C program to print all the duplicates and their counts in the input string</text:span></text:p>
              <text:p text:style-name="Text_20_body"><text:span text:style-name="Strong_20_Emphasis">1:</text:span> Construct character count array from the input string.</text:p>
              <text:p text:style-name="Text_20_body"><text:span text:style-name="Strong_20_Emphasis">2: </text:span>Print all the indexes from the constructed array which have value greater than 1.</text:p>
            </text:section>
            <text:p text:style-name="P1">TC : O(n)</text:p>
            <text:p text:style-name="P1">SC : O(1)<text:tab/>// constant 256 size array</text:p>
            <text:p text:style-name="P1"/>
            <text:h text:style-name="P2" text:outline-level="2"><text:soft-page-break/>Remove characters from the first string which are present in the second string</text:h>
            <text:p text:style-name="P1">StrRem -&gt; string we are to consider for masking</text:p>
            <text:p text:style-name="P1">StrMain -&gt; string from which we are going to remove characters</text:p>
            <text:p text:style-name="P1">Steps :</text:p>
            <text:list xml:id="list2106652064" text:style-name="L3">
              <text:list-item>
                <text:p text:style-name="P12">Take a boolean array of size 256 and set all to false.</text:p>
              </text:list-item>
              <text:list-item>
                <text:p text:style-name="P12">Loop through StrRem string and set the corresponding index value to true.</text:p>
              </text:list-item>
              <text:list-item>
                <text:p text:style-name="P12">Loop through StrMain and check the corresponding index value in array to check if it available in StrRem or not.</text:p>
              </text:list-item>
              <text:list-item>
                <text:p text:style-name="P12">If it is true then dont print the character else print it.</text:p>
              </text:list-item>
            </text:list>
            <text:p text:style-name="P1"/>
            <text:p text:style-name="P1">TC : O(n)</text:p>
            <text:p text:style-name="P1">SC : O(1)</text:p>
            <text:p text:style-name="P1"/>
            <text:p text:style-name="Text_20_body"><text:bookmark text:name="post"/></text:p>
            <text:section text:style-name="Sect1" text:name="Section2">
              <text:section text:style-name="Sect1" text:name="Section3">
                <text:section text:style-name="Sect1" text:name="post-429">
                  <text:h text:style-name="Heading_20_2" text:outline-level="2">A Program to check if strings are rotations of each other or not</text:h>
                </text:section>
              </text:section>
            </text:section>
            <text:p text:style-name="P1">Given a string s1 and a string s2, write a snippet to say whether s2 is a rotation of s1 using only one call to strstr routine?<text:line-break/>(eg given s1 = ABCD and s2 = CDAB, return true, given s1 = ABCD, and s2 = ACBD , return false)</text:p>
            <text:list xml:id="list1271495359" text:style-name="L4">
              <text:list-item>
                <text:p text:style-name="P14">Create a temp string and store concatenation of str1 to</text:p>
                <text:p text:style-name="P13"><text:s text:c="7"/>str1 in temp.</text:p>
                <text:p text:style-name="P13"><text:s text:c="26"/>temp = str1.str1</text:p>
              </text:list-item>
              <text:list-item>
                <text:p text:style-name="P13">If str2 is a substring of temp then str1 and str2 are </text:p>
                <text:p text:style-name="P13"><text:s text:c="7"/>rotations of each other.</text:p>
                <text:p text:style-name="P13"/>
              </text:list-item>
            </text:list>
            <text:p text:style-name="Preformatted_20_Text"><text:s text:c="4"/>Example: <text:s text:c="16"/></text:p>
            <text:p text:style-name="Preformatted_20_Text"><text:s text:c="21"/>str1 = "ABACD"</text:p>
            <text:p text:style-name="Preformatted_20_Text"><text:s text:c="21"/>str2 = "CDABA"</text:p>
            <text:p text:style-name="Preformatted_20_Text"/>
            <text:p text:style-name="Preformatted_20_Text"><text:s text:c="5"/>temp = str1.str1 = "ABACDABACD"</text:p>
            <text:p text:style-name="Preformatted_20_Text"><text:s text:c="5"/>Since str2 is a substring of temp, str1 and str2 are </text:p>
            <text:p text:style-name="P4"><text:s text:c="5"/>rotations of each other.</text:p>
            <text:p text:style-name="P1"><text:span text:style-name="Strong_20_Emphasis">Library Functions Used:</text:span><text:line-break/>strstr:<text:line-break/>strstr finds a sub-string within a string.<text:line-break/>Prototype: char * strstr(const char *s1, const char *s2);<text:line-break/>See <text:a xlink:type="simple" xlink:href="http://www.lix.polytechnique.fr/Labo/Leo.Liberti/public/computing/prog/c/C/MAN/strstr.htm">http://www.lix.polytechnique.fr/Labo/Leo.Liberti/public/computing/prog/c/C/MAN/strstr.htm</text:a> for more details</text:p>
            <text:p text:style-name="Text_20_body">strcat:<text:line-break/>strncat concatenate two strings<text:line-break/>Prototype: char *strcat(char *dest, const char *src);<text:line-break/><text:soft-page-break/>See <text:a xlink:type="simple" xlink:href="http://www.lix.polytechnique.fr/Labo/Leo.Liberti/public/computing/prog/c/C/MAN/strcat.htm">http://www.lix.polytechnique.fr/Labo/Leo.Liberti/public/computing/prog/c/C/MAN/strcat.htm</text:a> for more details</text:p>
            <text:p text:style-name="P1"/>
            <text:p text:style-name="P1"><text:span text:style-name="Strong_20_Emphasis">Time Complexity:</text:span> Time complexity of this problem depends on the implementation of strstr function.<text:line-break/>If implementation of strstr is done using KMP matcher then complexity of the above program is (-)(n1 + n2) where n1 and n2 are lengths of strings. KMP matcher takes (-)(n) time to find a substrng in a string of length n where length of substring is assumed to be smaller than the string.</text:p>
            <text:p text:style-name="P1"/>
            <text:h text:style-name="P2" text:outline-level="2">Print reverse of a string using recursion</text:h>
            <text:p text:style-name="P7">void reverse(char *str)</text:p>
            <text:p text:style-name="Preformatted_20_Text">{</text:p>
            <text:p text:style-name="Preformatted_20_Text"><text:s text:c="3"/>if(*str)</text:p>
            <text:p text:style-name="Preformatted_20_Text"><text:s text:c="3"/>{</text:p>
            <text:p text:style-name="Preformatted_20_Text"><text:s text:c="7"/>reverse(str+1);</text:p>
            <text:p text:style-name="Preformatted_20_Text"><text:s text:c="7"/>printf("%c", *str);</text:p>
            <text:p text:style-name="Preformatted_20_Text"><text:s text:c="3"/>}</text:p>
            <text:p text:style-name="P4">}</text:p>
            <text:h text:style-name="P2" text:outline-level="2">Reverse words in a given string</text:h>
            <text:p text:style-name="P1">Example: Let the input string be “i like this program very much”. The function should change the string to “much very program this like i”<text:bookmark text:name="more-7150"/></text:p>
            <text:p text:style-name="Text_20_body">Algorithm: </text:p>
            <text:p text:style-name="Preformatted_20_Text">1) Reverse the individual words, we get the below string.</text:p>
            <text:p text:style-name="Preformatted_20_Text"><text:s text:c="5"/>"i ekil siht margorp yrev hcum"</text:p>
            <text:p text:style-name="Preformatted_20_Text">2) Reverse the whole string from start to end and you get the desired output.</text:p>
            <text:p text:style-name="P4"><text:s text:c="5"/>"much very program this like i"</text:p>
            <text:p text:style-name="P1">Take care about the case when there are multiple spaces in between the words.</text:p>
            <text:p text:style-name="P1"/>
            <text:h text:style-name="P2" text:outline-level="2">Given a string, find its first non-repeating character</text:h>
            <text:p text:style-name="P7">1) Scan the string from left to right and construct the count array.</text:p>
            <text:p text:style-name="Preformatted_20_Text">2) Again, scan the string from left to right and check for count of each</text:p>
            <text:p text:style-name="P4"><text:s/>character, if you find an element who's count is 1, return it.</text:p>
            <text:h text:style-name="P6" text:outline-level="2"/>
            <text:h text:style-name="P6" text:outline-level="2">Run Length Encoding</text:h>
            <text:p text:style-name="P3">For example, if the input string is “wwwwaaadexxxxxx”, then the function should return “w4a3d1e1x6″.</text:p>
            <text:p text:style-name="Text_20_body">Algorithm:<text:line-break/>a) Pick the first character from source string.<text:line-break/>b) Append the picked character to the destination string.<text:line-break/><text:soft-page-break/>c) Count the number of subsequent occurrences of the picked character and append the count to destination string.<text:line-break/>d) Pick the next character and repeat steps b) c) and d) if end of string is NOT reached.</text:p>
            <text:p text:style-name="P3"/>
            <text:h text:style-name="P5" text:outline-level="2">Divide a string in N equal parts</text:h>
            <text:p text:style-name="P3"><text:span text:style-name="Strong_20_Emphasis">Solution:</text:span><text:line-break/>1) Get the size of the string using string function <text:a xlink:type="simple" xlink:href="http://en.wikipedia.org/wiki/Strlen">strlen() </text:a>(present in string.h)<text:line-break/>2) Get size of a part. </text:p>
            <text:p text:style-name="P4"><text:s text:c="5"/>part_size = string_length/n </text:p>
            <text:p text:style-name="Text_20_body">3) Loop through the input string. In loop, if index becomes multiple of part_size then put a part separator(“\n”)</text:p>
            <text:p text:style-name="Text_20_body"/>
            <text:p text:style-name="P4">We are simply printing the N equal parts of the string. </text:p>
            <text:p text:style-name="P4">If we want individual parts to be stored then we need to allocate part_size + 1 memory for all N parts (1 extra for string termination character ‘\0′), and store the addresses of the parts in an array of character pointers.</text:p>
            <text:p text:style-name="P4"/>
            <text:h text:style-name="P5" text:outline-level="2">Check whether two strings are anagram of each other</text:h>
            <text:list xml:id="list558059385" text:style-name="L5">
              <text:list-header>
                <text:p text:style-name="P16">This method assumes that the set of possible characters in both strings is small. In the following implementation, it is assumed that the characters are stored using 8 bit and there can be 256 possible characters.<text:line-break/></text:p>
              </text:list-header>
              <text:list-item>
                <text:p text:style-name="P16">Create count array of size 256. Initialize all values in count arrays as 0.<text:line-break/> </text:p>
              </text:list-item>
              <text:list-item>
                <text:p text:style-name="P16">Increment the value in count array for characters in str1 and decrement for characters in str2.<text:line-break/> </text:p>
              </text:list-item>
              <text:list-item>
                <text:p text:style-name="P16">Finally, if all count values are 0, then the two strings are anagram of each other.</text:p>
              </text:list-item>
            </text:list>
            <text:p text:style-name="P4">If the possible set of characters contains only English alphabets, then we can reduce the size of arrays to 52 and use <text:span text:style-name="Emphasis">str[i] – ‘A’</text:span> as an index for count arrays. This will further optimize this method.</text:p>
            <text:p text:style-name="P4">TC : O(n)</text:p>
            <text:p text:style-name="P4">If the character set is big then we can use sorting to solve this.</text:p>
            <text:p text:style-name="P4"/>
            <text:p text:style-name="P4"/>
            <text:p text:style-name="P9"><text:soft-page-break/>NUMBER OF INTERLEAVINGS POSSIBLE FOR n STRINGS</text:p>
            <text:p text:style-name="P8">Let's take case for 2 strings.. (n=2)<text:line-break/>L1 is length of string 1</text:p>
            <text:p text:style-name="P8">L2 is length of string 2</text:p>
            <text:p text:style-name="Standard">consider each element of string 1 as 0</text:p>
            <text:p text:style-name="Standard">and </text:p>
            <text:p text:style-name="P8">each element of string 2 as 1.</text:p>
            <text:p text:style-name="Standard">We know that the length of the interleaving is (L1+L2)</text:p>
            <text:p text:style-name="Standard"/>
            <text:p text:style-name="P8">Now the problem to solve is to set L1 0s in binary stream of size (L1+L2) OR L2 1s in binary stream of size (L1+L2).</text:p>
            <text:p text:style-name="P8">the simple solution is (L1+L2) C L1    OR  (L1+L2) C L2 ... both are same.. as nCr = nC(n-r).</text:p>
            <text:p text:style-name="P8">Let's extend it for 3 strings (n=3)  --&gt; lengths are L1,L2,L3</text:p>
            <text:p text:style-name="P8">Now we have L1+L2+L3 length trinary string in which I have to set L1 0s ,L2 1s and L3 2s...</text:p>
            <text:p text:style-name="Standard">First we have to set L1 0s in string which can (L1+L2+L3) C L1 ways.</text:p>
            <text:p text:style-name="P8">Now we have to set L2 1s in remaining (L2+L3) spaces.. This can be done in (L2+L3) C L2 ways</text:p>
            <text:p text:style-name="Standard">So the answer is <text:line-break/>((L1+L2+L3) C L1) * ((L2+L3) C L2).</text:p>
            <text:p text:style-name="Standard"/>
            <text:p text:style-name="Standard">This can be generalized for n strings.. like remove the length of the string you consider for the next multiplier term.</text:p>
            <text:p text:style-name="Standard">For example mentioned above.. we considered L1 for first term and then removed it from second term...and included L2 </text:p>
            <text:p text:style-name="Standard">So (n-1) will be there in case of n strings.. </text:p>
            <text:p text:style-name="P4"/>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 style:font-size-asian="10pt" style:font-name-complex="Lohit Hindi"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1" style:font-size-asian="14pt" style:font-weight-asian="bold" style:font-name-complex="Lohit Hindi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roid Sans Mono" style:font-name-asian="Droid Sans Fallback" style:font-name-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meta:initial-creator>
    <meta:creation-date>2012-11-30T23:06:40</meta:creation-date>
    <dc:date>2013-08-29T23:22:47</dc:date>
    <dc:creator>tejas </dc:creator>
    <meta:editing-duration>P7DT2H23M45S</meta:editing-duration>
    <meta:editing-cycles>121</meta:editing-cycles>
    <meta:generator>LibreOffice/3.5$Linux_x86 LibreOffice_project/350m1$Build-202</meta:generator>
    <meta:document-statistic meta:table-count="0" meta:image-count="0" meta:object-count="0" meta:page-count="5" meta:paragraph-count="104" meta:word-count="1292" meta:character-count="7228" meta:non-whitespace-character-count="5883"/>
  </office:meta>
</office:document-meta>
</file>